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ammlung für eventuelle Themen für Ausarbeitungen:</text:p>
      <text:p text:style-name="Standard"/>
      <text:p text:style-name="Standard"><text:a xlink:type="simple" xlink:href="http://yamdu.com/de/" text:style-name="Internet_20_link" text:visited-style-name="Visited_20_Internet_20_Link">http://yamdu.com/de/</text:a></text:p>
      <text:p text:style-name="Standard"><text:a xlink:type="simple" xlink:href="https://www.arri.com/camera/alexa/tools/lut_generator/" text:style-name="Internet_20_link" text:visited-style-name="Visited_20_Internet_20_Link">https://www.arri.com/camera/alexa/tools/lut_generator/</text:a></text:p>
      <text:p text:style-name="Standard"><text:a xlink:type="simple" xlink:href="http://lustre.org/" text:style-name="Internet_20_link" text:visited-style-name="Visited_20_Internet_20_Link">http://lustre.org/</text:a></text:p>
      <text:p text:style-name="Standard"><text:a xlink:type="simple" xlink:href="https://www.arri.com/camera/alexa/tools/alexa_pocket_guide_web_app/" text:style-name="Internet_20_link" text:visited-style-name="Visited_20_Internet_20_Link">https://www.arri.com/camera/alexa/tools/alexa_pocket_guide_web_app/</text:a></text:p>
      <text:p text:style-name="Standard"/>
      <text:p text:style-name="Standard">Software für Bildbearbeitung im professionellen Filmbereich</text:p>
      <text:p text:style-name="Standard">Looks, Korrekturen, VFX (Greenscreen), </text:p>
      <text:p text:style-name="Standard"/>
      <text:p text:style-name="Standard"><text:a xlink:type="simple" xlink:href="http://www.autodesk.com/industry/media-entertainment/film-tv" text:style-name="Internet_20_link" text:visited-style-name="Visited_20_Internet_20_Link">http://www.autodesk.com/industry/media-entertainment/film-tv</text:a></text:p>
      <text:p text:style-name="Standard"><text:a xlink:type="simple" xlink:href="http://www.autodesk.de/products/flame-family/overview" text:style-name="Internet_20_link" text:visited-style-name="Visited_20_Internet_20_Link">http://www.autodesk.de/products/flame-family/overview</text:a></text:p>
      <text:p text:style-name="Standard"><text:a xlink:type="simple" xlink:href="http://www.softwareengineerinsider.com/careers/animation-programmer-engineer.html" text:style-name="Internet_20_link" text:visited-style-name="Visited_20_Internet_20_Link">http://www.softwareengineerinsider.com/careers/animation-programmer-engineer.html</text:a></text:p>
      <text:p text:style-name="Standard"/>
      <text:p text:style-name="Standard">Praxisprojekt bei MA</text:p>
      <text:p text:style-name="Standard">Bachelorarbeit bei Arri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2-28T19:29:11.28</meta:creation-date>
    <meta:document-statistic meta:table-count="0" meta:image-count="0" meta:object-count="0" meta:page-count="1" meta:paragraph-count="12" meta:word-count="29" meta:character-count="545"/>
    <dc:date>2016-02-28T22:53:59.57</dc:date>
    <meta:editing-duration>PT24M34S</meta:editing-duration>
    <meta:editing-cycles>1</meta:editing-cycles>
    <meta:generator>OpenOffice/4.1.1$Win32 OpenOffice.org_project/411m6$Build-9775</meta:generator>
  </office:meta>
</office:document-meta>
</file>